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3" style:parent-style-name="Normal" style:list-style-name="LFO1" style:family="paragraph">
      <style:paragraph-properties fo:margin-top="0.0694in" fo:margin-bottom="0.0694in" fo:line-height="100%"/>
    </style:style>
    <style:style style:name="T1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7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8" style:parent-style-name="Normal" style:family="paragraph">
      <style:paragraph-properties fo:margin-top="0.0694in" fo:margin-bottom="0.0694in" fo:line-height="100%"/>
    </style:style>
    <style:style style:name="T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2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2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26" style:parent-style-name="Normal" style:family="paragraph">
      <style:paragraph-properties fo:margin-top="0.0694in" fo:margin-bottom="0.0694in" fo:line-height="100%"/>
    </style:style>
    <style:style style:name="T2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2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2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30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1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2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3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5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6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7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4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4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2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3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4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4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5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P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3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4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5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5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6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1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2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3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4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5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66" style:parent-style-name="Normal" style:family="paragraph">
      <style:paragraph-properties fo:margin-top="0.0694in" fo:margin-bottom="0.0694in" fo:line-height="100%"/>
    </style:style>
    <style:style style:name="T6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6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6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7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73" style:parent-style-name="Normal" style:list-style-name="LFO7" style:family="paragraph">
      <style:paragraph-properties fo:margin-top="0.0694in" fo:margin-bottom="0.0694in" fo:line-height="100%"/>
    </style:style>
    <style:style style:name="T7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7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76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7" style:parent-style-name="Normal" style:list-style-name="LFO7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8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8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3" style:parent-style-name="Normal" style:list-style-name="LFO8" style:family="paragraph">
      <style:paragraph-properties fo:margin-top="0.0694in" fo:margin-bottom="0.0694in" fo:line-height="100%"/>
    </style:style>
    <style:style style:name="T8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8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87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8" style:parent-style-name="Normal" style:list-style-name="LFO8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89" style:parent-style-name="Normal" style:family="paragraph">
      <style:paragraph-properties fo:margin-top="0.0694in" fo:margin-bottom="0.0694in" fo:line-height="100%"/>
    </style:style>
    <style:style style:name="T9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9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9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9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9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7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8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99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0" style:parent-style-name="Normal" style:list-style-name="LFO9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0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04" style:parent-style-name="Normal" style:family="paragraph">
      <style:paragraph-properties fo:margin-top="0.0694in" fo:margin-bottom="0.0694in" fo:line-height="100%"/>
    </style:style>
    <style:style style:name="T105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0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07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08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1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P11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P11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/>
    </style:style>
    <style:style style:name="P117" style:parent-style-name="Normal" style:family="paragraph">
      <style:paragraph-properties fo:margin-top="0.0694in" fo:margin-bottom="0.0694in" fo:line-height="100%"/>
    </style:style>
    <style:style style:name="T1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19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/>
    </style:style>
    <style:style style:name="T121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23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24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name="T1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T126" style:parent-style-name="DefaultParagraphFont" style:family="text">
      <style:text-properties style:font-name="Times New Roman" style:font-name-asian="Times New Roman" style:font-name-complex="Times New Roman" style:letter-kerning="false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Privacy Policy for HuntEdge</text:h>
      <text:p text:style-name="P2"><text:span text:style-name="T3">Last updated:</text:span><text:span text:style-name="T4"><text:s/></text:span><text:span text:style-name="T5">12/15/2025</text:span></text:p>
      <text:p text:style-name="P6">HuntEdge (“we,” “us,” or “our”) is a paid hunting and outdoor planning application designed to help users log harvests, scouting data, trail cameras, tree stands, weather conditions, and related outdoor information.</text:p>
      <text:p text:style-name="P7">We are committed to protecting your privacy. This Privacy Policy explains how information is collected, used, stored, and shared when you use the HuntEdge mobile application.</text:p>
      <text:p text:style-name="P8"><text:span text:style-name="T9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P10" text:outline-level="2">Information We Collect</text:h>
      <text:h text:style-name="P11" text:outline-level="3">1. Personal &amp; Purchase Information</text:h>
      <text:p text:style-name="P12">Because HuntEdge is a paid app, we may collect:</text:p>
      <text:list text:style-name="LFO1" text:continue-numbering="true">
        <text:list-item>
          <text:p text:style-name="P13"><text:span text:style-name="T14">Purchase and subscription information (processed securely through<text:s/></text:span><text:span text:style-name="T15">Google Play Billing</text:span><text:span text:style-name="T16">)</text:span></text:p>
        </text:list-item>
        <text:list-item>
          <text:p text:style-name="P17">Transaction IDs and purchase status</text:p>
        </text:list-item>
      </text:list>
      <text:p text:style-name="P18"><text:span text:style-name="T19">Note:</text:span><text:span text:style-name="T20"><text:s/>We do<text:s/></text:span><text:span text:style-name="T21">not</text:span><text:span text:style-name="T22"><text:s/>store or process credit card or payment details directly. All payments are handled by Google Play.</text:span></text:p>
      <text:p text:style-name="P23"><text:span text:style-name="T24"><draw:custom-shape svg:x="0in" svg:y="0in" svg:width="45.5104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25" text:outline-level="3">2. Location Data</text:h>
      <text:p text:style-name="P26"><text:span text:style-name="T27">HuntEdge may collect<text:s/></text:span><text:span text:style-name="T28">precise or approximate location data</text:span><text:span text:style-name="T29"><text:s/>when you:</text:span></text:p>
      <text:list text:style-name="LFO2" text:continue-numbering="true">
        <text:list-item>
          <text:p text:style-name="P30">Add trail cameras</text:p>
        </text:list-item>
        <text:list-item>
          <text:p text:style-name="P31">Log tree stands</text:p>
        </text:list-item>
        <text:list-item>
          <text:p text:style-name="P32">Record harvest locations</text:p>
        </text:list-item>
        <text:list-item>
          <text:p text:style-name="P33">Use maps or tracking features</text:p>
        </text:list-item>
      </text:list>
      <text:p text:style-name="P34">Location data is:</text:p>
      <text:list text:style-name="LFO3" text:continue-numbering="true">
        <text:list-item>
          <text:p text:style-name="P35">Collected only with your permission</text:p>
        </text:list-item>
        <text:list-item>
          <text:p text:style-name="P36">Stored locally on your device or within your account</text:p>
        </text:list-item>
        <text:list-item>
          <text:p text:style-name="P37">Used solely for hunting-related functionality</text:p>
        </text:list-item>
      </text:list>
      <text:p text:style-name="P38"><text:span text:style-name="T39"><draw:custom-shape svg:x="0in" svg:y="0in" svg:width="45.51042in" svg:height="0.00139in" draw:z-index="0" draw:id="id2" draw:style-name="a2" draw:name="Horizontal Line 3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P40" text:outline-level="3">3. User-Generated Content</text:h>
      <text:p text:style-name="P41">You may voluntarily provide:</text:p>
      <text:list text:style-name="LFO4" text:continue-numbering="true">
        <text:list-item>
          <text:p text:style-name="P42">Notes and logs (harvest notes, scouting notes, stand details)</text:p>
        </text:list-item>
        <text:list-item>
          <text:p text:style-name="P43">Images (harvest photos or related media)</text:p>
        </text:list-item>
        <text:list-item>
          <text:p text:style-name="P44">GPS coordinates linked to your entries</text:p>
        </text:list-item>
      </text:list>
      <text:p text:style-name="P45"><text:span text:style-name="T46">This data belongs to<text:s/></text:span><text:span text:style-name="T47">you</text:span><text:span text:style-name="T48">.</text:span></text:p>
      <text:p text:style-name="P49"><text:span text:style-name="T50"><draw:custom-shape svg:x="0in" svg:y="0in" svg:width="45.51042in" svg:height="0.00139in" draw:z-index="0" draw:id="id3" draw:style-name="a3" draw:name="Horizontal Line 4" text:anchor-type="as-char"><svg:title/><svg:desc/><draw:enhanced-geometry draw:type="non-primitive" svg:viewBox="0 0 21600 21600" draw:enhanced-path="M 0 0 L 21600 0 21600 21600 0 21600 Z N"/></draw:custom-shape></text:span></text:p>
      <text:h text:style-name="P51" text:outline-level="3">4. Device &amp; App Information</text:h>
      <text:p text:style-name="P52">We may collect limited technical data such as:</text:p>
      <text:list text:style-name="LFO5" text:continue-numbering="true">
        <text:list-item>
          <text:p text:style-name="P53">Device type and operating system</text:p>
        </text:list-item>
        <text:list-item>
          <text:p text:style-name="P54">App version</text:p>
        </text:list-item>
        <text:list-item>
          <text:p text:style-name="P55">Crash logs and performance diagnostics</text:p>
        </text:list-item>
      </text:list>
      <text:p text:style-name="P56">This information is used to improve app stability and performance.</text:p>
      <text:p text:style-name="P57"><text:span text:style-name="T58"><draw:custom-shape svg:x="0in" svg:y="0in" svg:width="45.51042in" svg:height="0.00139in" draw:z-index="0" draw:id="id4" draw:style-name="a4" draw:name="Horizontal Line 5" text:anchor-type="as-char"><svg:title/><svg:desc/><draw:enhanced-geometry draw:type="non-primitive" svg:viewBox="0 0 21600 21600" draw:enhanced-path="M 0 0 L 21600 0 21600 21600 0 21600 Z N"/></draw:custom-shape></text:span></text:p>
      <text:h text:style-name="P59" text:outline-level="2">How We Use Your Information</text:h>
      <text:p text:style-name="P60">We use<text:s/>the<text:s/>collected information to:</text:p>
      <text:list text:style-name="LFO6" text:continue-numbering="true">
        <text:list-item>
          <text:p text:style-name="P61">Enable core app features (mapping, logs, tracking)</text:p>
        </text:list-item>
        <text:list-item>
          <text:p text:style-name="P62">Process purchases and verify app access</text:p>
        </text:list-item>
        <text:list-item>
          <text:p text:style-name="P63">Improve app performance and reliability</text:p>
        </text:list-item>
        <text:list-item>
          <text:p text:style-name="P64">Diagnose crashes and technical issues</text:p>
        </text:list-item>
        <text:list-item>
          <text:p text:style-name="P65">Provide customer support</text:p>
        </text:list-item>
      </text:list>
      <text:p text:style-name="P66"><text:span text:style-name="T67">We<text:s/></text:span><text:span text:style-name="T68">do not</text:span><text:span text:style-name="T69"><text:s/>sell your data.</text:span></text:p>
      <text:p text:style-name="P70"><text:span text:style-name="T71"><draw:custom-shape svg:x="0in" svg:y="0in" svg:width="45.51042in" svg:height="0.00139in" draw:z-index="0" draw:id="id5" draw:style-name="a5" draw:name="Horizontal Line 6" text:anchor-type="as-char"><svg:title/><svg:desc/><draw:enhanced-geometry draw:type="non-primitive" svg:viewBox="0 0 21600 21600" draw:enhanced-path="M 0 0 L 21600 0 21600 21600 0 21600 Z N"/></draw:custom-shape></text:span></text:p>
      <text:h text:style-name="P72" text:outline-level="2">Data Storage &amp; Security</text:h>
      <text:list text:style-name="LFO7" text:continue-numbering="true">
        <text:list-item>
          <text:p text:style-name="P73"><text:span text:style-name="T74">Most hunting data is stored<text:s/></text:span><text:span text:style-name="T75">locally on your device</text:span></text:p>
        </text:list-item>
        <text:list-item>
          <text:p text:style-name="P76">Any cloud or backup features (if enabled) are secured using industry-standard protections</text:p>
        </text:list-item>
        <text:list-item>
          <text:p text:style-name="P77">Reasonable technical and organizational safeguards are used to protect your data</text:p>
        </text:list-item>
      </text:list>
      <text:p text:style-name="P78">However, no method of electronic storage is 100% secure.</text:p>
      <text:soft-page-break/>
      <text:p text:style-name="P79"><text:span text:style-name="T80"><draw:custom-shape svg:x="0in" svg:y="0in" svg:width="45.51042in" svg:height="0.00139in" draw:z-index="0" draw:id="id6" draw:style-name="a6" draw:name="Horizontal Line 7" text:anchor-type="as-char"><svg:title/><svg:desc/><draw:enhanced-geometry draw:type="non-primitive" svg:viewBox="0 0 21600 21600" draw:enhanced-path="M 0 0 L 21600 0 21600 21600 0 21600 Z N"/></draw:custom-shape></text:span></text:p>
      <text:h text:style-name="P81" text:outline-level="2">Data Sharing</text:h>
      <text:p text:style-name="P82">We only share data in these limited cases:</text:p>
      <text:list text:style-name="LFO8" text:continue-numbering="true">
        <text:list-item>
          <text:p text:style-name="P83"><text:span text:style-name="T84">With<text:s/></text:span><text:span text:style-name="T85">Google Play Services</text:span><text:span text:style-name="T86"><text:s/>for billing and licensing</text:span></text:p>
        </text:list-item>
        <text:list-item>
          <text:p text:style-name="P87">With analytics or crash-reporting tools (if enabled)</text:p>
        </text:list-item>
        <text:list-item>
          <text:p text:style-name="P88">When required by law or legal process</text:p>
        </text:list-item>
      </text:list>
      <text:p text:style-name="P89"><text:span text:style-name="T90">We do<text:s/></text:span><text:span text:style-name="T91">not</text:span><text:span text:style-name="T92"><text:s/>share your personal hunting data with third parties for advertising.</text:span></text:p>
      <text:p text:style-name="P93"><text:span text:style-name="T94"><draw:custom-shape svg:x="0in" svg:y="0in" svg:width="45.51042in" svg:height="0.00139in" draw:z-index="0" draw:id="id7" draw:style-name="a7" draw:name="Horizontal Line 8" text:anchor-type="as-char"><svg:title/><svg:desc/><draw:enhanced-geometry draw:type="non-primitive" svg:viewBox="0 0 21600 21600" draw:enhanced-path="M 0 0 L 21600 0 21600 21600 0 21600 Z N"/></draw:custom-shape></text:span></text:p>
      <text:h text:style-name="P95" text:outline-level="2">Your Rights &amp; Choices</text:h>
      <text:p text:style-name="P96">You can:</text:p>
      <text:list text:style-name="LFO9" text:continue-numbering="true">
        <text:list-item>
          <text:p text:style-name="P97">Disable location access in device settings</text:p>
        </text:list-item>
        <text:list-item>
          <text:p text:style-name="P98">Delete app data or uninstall the app</text:p>
        </text:list-item>
        <text:list-item>
          <text:p text:style-name="P99">Control permissions (camera, location, storage)</text:p>
        </text:list-item>
        <text:list-item>
          <text:p text:style-name="P100">Request data deletion by contacting us</text:p>
        </text:list-item>
      </text:list>
      <text:p text:style-name="P101"><text:span text:style-name="T102"><draw:custom-shape svg:x="0in" svg:y="0in" svg:width="45.51042in" svg:height="0.00139in" draw:z-index="0" draw:id="id8" draw:style-name="a8" draw:name="Horizontal Line 9" text:anchor-type="as-char"><svg:title/><svg:desc/><draw:enhanced-geometry draw:type="non-primitive" svg:viewBox="0 0 21600 21600" draw:enhanced-path="M 0 0 L 21600 0 21600 21600 0 21600 Z N"/></draw:custom-shape></text:span></text:p>
      <text:h text:style-name="P103" text:outline-level="2">Children’s Privacy</text:h>
      <text:p text:style-name="P104"><text:span text:style-name="T105">HuntEdge is<text:s/></text:span><text:span text:style-name="T106">not intended for children under 13</text:span><text:span text:style-name="T107">.</text:span><text:span text:style-name="T108"><text:line-break/>We do not knowingly collect personal data from children.</text:span></text:p>
      <text:p text:style-name="P109"><text:span text:style-name="T110"><draw:custom-shape svg:x="0in" svg:y="0in" svg:width="45.51042in" svg:height="0.00139in" draw:z-index="0" draw:id="id9" draw:style-name="a9" draw:name="Horizontal Line 10" text:anchor-type="as-char"><svg:title/><svg:desc/><draw:enhanced-geometry draw:type="non-primitive" svg:viewBox="0 0 21600 21600" draw:enhanced-path="M 0 0 L 21600 0 21600 21600 0 21600 Z N"/></draw:custom-shape></text:span></text:p>
      <text:h text:style-name="P111" text:outline-level="2">Changes to This Policy</text:h>
      <text:p text:style-name="P112">We may update this Privacy Policy from time to time.<text:line-break/>Changes will be reflected with an updated “Last updated” date.</text:p>
      <text:p text:style-name="P113"><text:span text:style-name="T114"><draw:custom-shape svg:x="0in" svg:y="0in" svg:width="45.51042in" svg:height="0.00139in" draw:z-index="0" draw:id="id10" draw:style-name="a10" draw:name="Horizontal Line 11" text:anchor-type="as-char"><svg:title/><svg:desc/><draw:enhanced-geometry draw:type="non-primitive" svg:viewBox="0 0 21600 21600" draw:enhanced-path="M 0 0 L 21600 0 21600 21600 0 21600 Z N"/></draw:custom-shape></text:span></text:p>
      <text:h text:style-name="P115" text:outline-level="2">Contact Us</text:h>
      <text:p text:style-name="P116">If you have questions or concerns about this Privacy Policy, contact:<text:s/></text:p>
      <text:soft-page-break/>
      <text:p text:style-name="P117"><text:span text:style-name="T118">Email:</text:span><text:span text:style-name="T119"><text:s/></text:span><text:span text:style-name="T120">HuntEdge25@gmail.com</text:span><text:span text:style-name="T121"><text:line-break/></text:span><text:span text:style-name="T122">Developer:</text:span><text:span text:style-name="T123"><text:s/>HuntEdge</text:span><text:span text:style-name="T124"><text:line-break/></text:span><text:span text:style-name="T125">Country:</text:span><text:span text:style-name="T126"><text:s/>United States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ddie Henegar</meta:initial-creator>
    <dc:creator>Eddie Henegar</dc:creator>
    <meta:creation-date>2025-12-15T19:27:00Z</meta:creation-date>
    <dc:date>2025-12-15T19:29:00Z</dc:date>
    <meta:template xlink:href="Normal" xlink:type="simple"/>
    <meta:editing-cycles>1</meta:editing-cycles>
    <meta:editing-duration>PT120S</meta:editing-duration>
    <meta:user-defined meta:name="GrammarlyDocumentId">987447af-d3e2-438a-931d-bb5617c784e6</meta:user-defined>
    <meta:document-statistic meta:page-count="4" meta:paragraph-count="6" meta:word-count="457" meta:character-count="3061" meta:row-count="21" meta:non-whitespace-character-count="2610"/>
  </office:meta>
</office:document-meta>
</file>